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32-key-s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pc_train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um_users</text:p>
          </table:table-cell>
          <table:table-cell office:value-type="string" calcext:value-type="string">
            <text:p>num_attackers</text:p>
          </table:table-cell>
          <table:table-cell office:value-type="string" calcext:value-type="string">
            <text:p>num_variables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login_pos</text:p>
          </table:table-cell>
          <table:table-cell office:value-type="string" calcext:value-type="string">
            <text:p>login_neg</text:p>
          </table:table-cell>
          <table:table-cell office:value-type="string" calcext:value-type="string">
            <text:p>login_pos_prob</text:p>
          </table:table-cell>
          <table:table-cell office:value-type="string" calcext:value-type="string">
            <text:p>login_neg_prob</text:p>
          </table:table-cell>
          <table:table-cell office:value-type="string" calcext:value-type="string">
            <text:p>attack_pos</text:p>
          </table:table-cell>
          <table:table-cell office:value-type="string" calcext:value-type="string">
            <text:p>attack_neg</text:p>
          </table:table-cell>
          <table:table-cell office:value-type="string" calcext:value-type="string">
            <text:p>grd_login_pos</text:p>
          </table:table-cell>
          <table:table-cell office:value-type="string" calcext:value-type="string">
            <text:p>grd_login_neg</text:p>
          </table:table-cell>
          <table:table-cell office:value-type="string" calcext:value-type="string">
            <text:p>grd_login_pos_prob</text:p>
          </table:table-cell>
          <table:table-cell office:value-type="string" calcext:value-type="string">
            <text:p>grd_login_neg_prob</text:p>
          </table:table-cell>
          <table:table-cell office:value-type="string" calcext:value-type="string">
            <text:p>grd_attack_pos</text:p>
          </table:table-cell>
          <table:table-cell office:value-type="string" calcext:value-type="string">
            <text:p>grd_attack_n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25" calcext:value-type="float">
            <text:p>0,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35" calcext:value-type="float">
            <text:p>0,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45" calcext:value-type="float">
            <text:p>0,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2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35" calcext:value-type="float">
            <text:p>0,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,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4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,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35" calcext:value-type="float">
            <text:p>0,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45" calcext:value-type="float">
            <text:p>0,4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35" calcext:value-type="float">
            <text:p>0,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45" calcext:value-type="float">
            <text:p>0,4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5" calcext:value-type="float">
            <text:p>0,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35" calcext:value-type="float">
            <text:p>0,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45" calcext:value-type="float">
            <text:p>0,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,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5" calcext:value-type="float">
            <text:p>0,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45" calcext:value-type="float">
            <text:p>0,4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45" calcext:value-type="float">
            <text:p>0,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35" calcext:value-type="float">
            <text:p>0,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45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35" calcext:value-type="float">
            <text:p>0,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45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35" calcext:value-type="float">
            <text:p>0,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45" calcext:value-type="float">
            <text:p>0,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35" calcext:value-type="float">
            <text:p>0,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45" calcext:value-type="float">
            <text:p>0,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2" calcext:value-type="float">
            <text:p>0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25" calcext:value-type="float">
            <text:p>0,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3" calcext:value-type="float">
            <text:p>0,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35" calcext:value-type="float">
            <text:p>0,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45" calcext:value-type="float">
            <text:p>0,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25" calcext:value-type="float">
            <text:p>0,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3" calcext:value-type="float">
            <text:p>0,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35" calcext:value-type="float">
            <text:p>0,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45" calcext:value-type="float">
            <text:p>0,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25" calcext:value-type="float">
            <text:p>0,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3" calcext:value-type="float">
            <text:p>0,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35" calcext:value-type="float">
            <text:p>0,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4" calcext:value-type="float">
            <text:p>0,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45" calcext:value-type="float">
            <text:p>0,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25" calcext:value-type="float">
            <text:p>0,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3" calcext:value-type="float">
            <text:p>0,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35" calcext:value-type="float">
            <text:p>0,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4" calcext:value-type="float">
            <text:p>0,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45" calcext:value-type="float">
            <text:p>0,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onto de corte</text:p>
          </table:table-cell>
          <table:table-cell table:number-columns-repeated="2"/>
          <table:table-cell office:value-type="string" calcext:value-type="string">
            <text:p>TAR</text:p>
          </table:table-cell>
          <table:table-cell table:number-columns-repeated="2"/>
          <table:table-cell office:value-type="string" calcext:value-type="string">
            <text:p>TR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SUMIF([.$G$100:.$G$113];[.B117];[.$J$100:.$J$113])" office:value-type="float" office:value="58" calcext:value-type="float">
            <text:p>58</text:p>
          </table:table-cell>
          <table:table-cell table:formula="of:=SUM([.D100])*2" office:value-type="float" office:value="58" calcext:value-type="float">
            <text:p>58</text:p>
          </table:table-cell>
          <table:table-cell table:formula="of:=[.C117]/[.D117]" office:value-type="float" office:value="1" calcext:value-type="float">
            <text:p>1</text:p>
          </table:table-cell>
          <table:table-cell table:formula="of:=SUMIF([.$G$100:.$G$113];[.B117];[.$M$100:.$M$113])" office:value-type="float" office:value="2" calcext:value-type="float">
            <text:p>2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17]/[.G117]" office:value-type="float" office:value="0.0476190476190476" calcext:value-type="float">
            <text:p>0,04761904761904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SUMIF([.$G$100:.$G$113];[.B118];[.$J$100:.$J$113])" office:value-type="float" office:value="58" calcext:value-type="float">
            <text:p>58</text:p>
          </table:table-cell>
          <table:table-cell table:formula="of:=SUM([.D101])*2" office:value-type="float" office:value="58" calcext:value-type="float">
            <text:p>58</text:p>
          </table:table-cell>
          <table:table-cell table:formula="of:=[.C118]/[.D118]" office:value-type="float" office:value="1" calcext:value-type="float">
            <text:p>1</text:p>
          </table:table-cell>
          <table:table-cell table:formula="of:=SUMIF([.$G$100:.$G$113];[.B118];[.$M$100:.$M$113])" office:value-type="float" office:value="9" calcext:value-type="float">
            <text:p>9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18]/[.G118]" office:value-type="float" office:value="0.214285714285714" calcext:value-type="float">
            <text:p>0,2142857142857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SUMIF([.$G$100:.$G$113];[.B119];[.$J$100:.$J$113])" office:value-type="float" office:value="58" calcext:value-type="float">
            <text:p>58</text:p>
          </table:table-cell>
          <table:table-cell table:formula="of:=SUM([.D102])*2" office:value-type="float" office:value="58" calcext:value-type="float">
            <text:p>58</text:p>
          </table:table-cell>
          <table:table-cell table:formula="of:=[.C119]/[.D119]" office:value-type="float" office:value="1" calcext:value-type="float">
            <text:p>1</text:p>
          </table:table-cell>
          <table:table-cell table:formula="of:=SUMIF([.$G$100:.$G$113];[.B119];[.$M$100:.$M$113])" office:value-type="float" office:value="22" calcext:value-type="float">
            <text:p>22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19]/[.G119]" office:value-type="float" office:value="0.523809523809524" calcext:value-type="float">
            <text:p>0,5238095238095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formula="of:=SUMIF([.$G$100:.$G$113];[.B120];[.$J$100:.$J$113])" office:value-type="float" office:value="58" calcext:value-type="float">
            <text:p>58</text:p>
          </table:table-cell>
          <table:table-cell table:formula="of:=SUM([.D103])*2" office:value-type="float" office:value="58" calcext:value-type="float">
            <text:p>58</text:p>
          </table:table-cell>
          <table:table-cell table:formula="of:=[.C120]/[.D120]" office:value-type="float" office:value="1" calcext:value-type="float">
            <text:p>1</text:p>
          </table:table-cell>
          <table:table-cell table:formula="of:=SUMIF([.$G$100:.$G$113];[.B120];[.$M$100:.$M$113])" office:value-type="float" office:value="27" calcext:value-type="float">
            <text:p>27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20]/[.G120]" office:value-type="float" office:value="0.642857142857143" calcext:value-type="float">
            <text:p>0,6428571428571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SUMIF([.$G$100:.$G$113];[.B121];[.$J$100:.$J$113])" office:value-type="float" office:value="57" calcext:value-type="float">
            <text:p>57</text:p>
          </table:table-cell>
          <table:table-cell table:formula="of:=SUM([.D104])*2" office:value-type="float" office:value="58" calcext:value-type="float">
            <text:p>58</text:p>
          </table:table-cell>
          <table:table-cell table:formula="of:=[.C121]/[.D121]" office:value-type="float" office:value="0.982758620689655" calcext:value-type="float">
            <text:p>0,982758620689655</text:p>
          </table:table-cell>
          <table:table-cell table:formula="of:=SUMIF([.$G$100:.$G$113];[.B121];[.$M$100:.$M$113])" office:value-type="float" office:value="31" calcext:value-type="float">
            <text:p>31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21]/[.G121]" office:value-type="float" office:value="0.738095238095238" calcext:value-type="float">
            <text:p>0,7380952380952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SUMIF([.$G$100:.$G$113];[.B122];[.$J$100:.$J$113])" office:value-type="float" office:value="53" calcext:value-type="float">
            <text:p>53</text:p>
          </table:table-cell>
          <table:table-cell table:formula="of:=SUM([.D105])*2" office:value-type="float" office:value="58" calcext:value-type="float">
            <text:p>58</text:p>
          </table:table-cell>
          <table:table-cell table:formula="of:=[.C122]/[.D122]" office:value-type="float" office:value="0.913793103448276" calcext:value-type="float">
            <text:p>0,913793103448276</text:p>
          </table:table-cell>
          <table:table-cell table:formula="of:=SUMIF([.$G$100:.$G$113];[.B122];[.$M$100:.$M$113])" office:value-type="float" office:value="32" calcext:value-type="float">
            <text:p>32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22]/[.G122]" office:value-type="float" office:value="0.761904761904762" calcext:value-type="float">
            <text:p>0,7619047619047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SUMIF([.$G$100:.$G$113];[.B123];[.$J$100:.$J$113])" office:value-type="float" office:value="50" calcext:value-type="float">
            <text:p>50</text:p>
          </table:table-cell>
          <table:table-cell table:formula="of:=SUM([.D106])*2" office:value-type="float" office:value="58" calcext:value-type="float">
            <text:p>58</text:p>
          </table:table-cell>
          <table:table-cell table:formula="of:=[.C123]/[.D123]" office:value-type="float" office:value="0.862068965517241" calcext:value-type="float">
            <text:p>0,862068965517241</text:p>
          </table:table-cell>
          <table:table-cell table:formula="of:=SUMIF([.$G$100:.$G$113];[.B123];[.$M$100:.$M$113])" office:value-type="float" office:value="32" calcext:value-type="float">
            <text:p>32</text:p>
          </table:table-cell>
          <table:table-cell table:formula="of:=SUM([.L$100:.M$100])*2" office:value-type="float" office:value="42" calcext:value-type="float">
            <text:p>42</text:p>
          </table:table-cell>
          <table:table-cell table:formula="of:=[.F123]/[.G123]" office:value-type="float" office:value="0.761904761904762" calcext:value-type="float">
            <text:p>0,76190476190476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5T20:21:15.018049751</dc:date>
    <meta:editing-duration>PT1H34M36S</meta:editing-duration>
    <meta:editing-cycles>2</meta:editing-cycles>
    <meta:document-statistic meta:table-count="1" meta:cell-count="2198" meta:object-count="0"/>
  </office:meta>
</office:document-meta>
</file>